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adMe : Assignment 8</text:p>
      <text:p text:style-name="Standard"/>
      <text:p text:style-name="Standard">Group - 18</text:p>
      <text:p text:style-name="Standard"/>
      <text:p text:style-name="Standard"><text:tab/>Sourav Sarkar</text:p>
      <text:p text:style-name="Standard"><text:tab/>11CS30037</text:p>
      <text:p text:style-name="Standard"><text:tab/>Shrihari A Bhat</text:p>
      <text:p text:style-name="Standard"><text:tab/>11CS30008</text:p>
      <text:p text:style-name="Standard"/>
      <text:p text:style-name="Standard">We have done two versions of the assignment , In the folder “old” we have done the assignment with the first grammar(we have corrected it ourselves). The Stack Trace is properly commented in the file output.txt</text:p>
      <text:p text:style-name="Standard"/>
      <text:p text:style-name="Standard">In the folder “new” the assignment is done according to the new version of the of the grammar and input. But as we have discussed with you in the lab , we have not commented its trace.</text:p>
      <text:p text:style-name="Standard"/>
      <text:p text:style-name="Standard">Make files are given in the folders.</text:p>
      <text:p text:style-name="Standard"/>
      <text:p text:style-name="Standard">For old(self-corrected) version:</text:p>
      <text:p text:style-name="Standard">goto “old” folder</text:p>
      <text:p text:style-name="Standard">To build:</text:p>
      <text:p text:style-name="Standard"><text:tab/>“<text:span text:style-name="T1">make</text:span>”</text:p>
      <text:p text:style-name="Standard">To run:</text:p>
      <text:p text:style-name="Standard"><text:tab/>“<text:span text:style-name="T1">./lalrparser &lt;[input file]</text:span>”</text:p>
      <text:p text:style-name="Standard"><text:tab/>eg: <text:span text:style-name="T1">./lalrparser &lt;test.txt</text:span></text:p>
      <text:p text:style-name="Standard">output will be shown in the console.</text:p>
      <text:p text:style-name="Standard">It is copied in the file “output.txt” and all its relevant parts are commented.</text:p>
      <text:p text:style-name="Standard"><text:s text:c="2"/></text:p>
      <text:p text:style-name="Standard"/>
      <text:p text:style-name="Standard">For new version:</text:p>
      <text:p text:style-name="Standard">goto “old” folder</text:p>
      <text:p text:style-name="Standard">To build:</text:p>
      <text:p text:style-name="Standard"><text:tab/>“<text:span text:style-name="T1">make</text:span>”</text:p>
      <text:p text:style-name="Standard">To run:</text:p>
      <text:p text:style-name="Standard"><text:tab/>“<text:span text:style-name="T1">./lalrparser &lt;test.txt</text:span>”</text:p>
      <text:p text:style-name="Standard">output will be shown in the console.</text:p>
      <text:p text:style-name="Standard"/>
      <text:p text:style-name="Standard">In both the versions:</text:p>
      <text:p text:style-name="Standard">lexical analiser is : <text:tab/><text:span text:style-name="T1">scanner.l</text:span></text:p>
      <text:p text:style-name="P1">parser file is : <text:tab/><text:tab/><text:span text:style-name="T1">parser.y</text:span></text:p>
      <text:p text:style-name="P1">input file : <text:tab/><text:tab/><text:span text:style-name="T1">test.txt</text:span></text:p>
      <text:p text:style-name="P1">output file : <text:tab/><text:tab/><text:span text:style-name="T1">output.txt</text:span> </text:p>
      <text:p text:style-name="P1">executable:<text:tab/><text:tab/><text:span text:style-name="T1">lalrparser</text:span></text:p>
      <text:p text:style-name="P1">state file :<text:tab/><text:tab/><text:span text:style-name="T1">parser.output</text:span></text:p>
      <text:p text:style-name="P1">(by verbose mode)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urav </meta:initial-creator>
    <meta:creation-date>2013-11-04T14:46:07</meta:creation-date>
    <dc:date>2013-11-04T17:24:39</dc:date>
    <dc:creator>Sourav </dc:creator>
    <meta:editing-duration>PT2H23M22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34" meta:word-count="183" meta:character-count="1070" meta:non-whitespace-character-count="899"/>
  </office:meta>
</office:document-meta>
</file>